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16ebe" officeooo:paragraph-rsid="00116ebe"/>
    </style:style>
    <style:style style:name="P2" style:family="paragraph" style:parent-style-name="Standard">
      <style:paragraph-properties fo:text-align="start" style:justify-single-word="false"/>
      <style:text-properties officeooo:rsid="00116ebe" officeooo:paragraph-rsid="00116ebe"/>
    </style:style>
    <style:style style:name="P3" style:family="paragraph" style:parent-style-name="Standard">
      <style:paragraph-properties fo:text-align="center" style:justify-single-word="false"/>
      <style:text-properties fo:font-weight="bold" officeooo:rsid="00116ebe" officeooo:paragraph-rsid="00116ebe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normal" officeooo:rsid="00116ebe" officeooo:paragraph-rsid="00116ebe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officeooo:rsid="0012fdae" officeooo:paragraph-rsid="0012fdae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normal" officeooo:rsid="00116ebe" officeooo:paragraph-rsid="00116ebe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116ebe" officeooo:paragraph-rsid="00116ebe"/>
    </style:style>
    <style:style style:name="P8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123718" officeooo:paragraph-rsid="00123718"/>
    </style:style>
    <style:style style:name="P9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14eea6" officeooo:paragraph-rsid="0014eea6"/>
    </style:style>
    <style:style style:name="P10" style:family="paragraph" style:parent-style-name="Standard">
      <style:paragraph-properties fo:text-align="start" style:justify-single-word="false"/>
      <style:text-properties officeooo:rsid="0012fdae" officeooo:paragraph-rsid="0012fdae"/>
    </style:style>
    <style:style style:name="P11" style:family="paragraph" style:parent-style-name="Standard">
      <style:paragraph-properties fo:text-align="start" style:justify-single-word="false"/>
      <style:text-properties officeooo:rsid="0014eea6" officeooo:paragraph-rsid="0014eea6"/>
    </style:style>
    <style:style style:name="P12" style:family="paragraph" style:parent-style-name="Standard">
      <style:paragraph-properties fo:text-align="start" style:justify-single-word="false"/>
      <style:text-properties fo:font-weight="normal" officeooo:rsid="00116ebe" officeooo:paragraph-rsid="00116ebe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weight="normal" officeooo:rsid="0012fdae" officeooo:paragraph-rsid="0012fdae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weight="normal" officeooo:rsid="0012fdae" officeooo:paragraph-rsid="0015653b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weight="normal" officeooo:rsid="0015653b" officeooo:paragraph-rsid="0015653b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weight="normal" officeooo:rsid="0015aa12" officeooo:paragraph-rsid="0015aa12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weight="normal" officeooo:rsid="0016ede8" officeooo:paragraph-rsid="0016ede8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weight="normal" officeooo:rsid="001802bf" officeooo:paragraph-rsid="001802bf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weight="normal" officeooo:rsid="001a1dc6" officeooo:paragraph-rsid="001a1dc6" style:font-weight-asian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weight="normal" officeooo:rsid="001ab277" officeooo:paragraph-rsid="001ab277" style:font-weight-asian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weight="normal" officeooo:rsid="001bd517" officeooo:paragraph-rsid="001bd517" style:font-weight-asian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weight="normal" officeooo:rsid="001dac93" officeooo:paragraph-rsid="001dac93" style:font-weight-asian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weight="bold" officeooo:rsid="00116ebe" officeooo:paragraph-rsid="00116ebe" style:font-weight-asian="bold" style:font-weight-complex="bold"/>
    </style:style>
    <style:style style:name="P24" style:family="paragraph" style:parent-style-name="Standard">
      <style:paragraph-properties fo:text-align="start" style:justify-single-word="false"/>
      <style:text-properties fo:font-weight="bold" officeooo:rsid="001eec0c" officeooo:paragraph-rsid="001eec0c" style:font-weight-asian="bold" style:font-weight-complex="bold"/>
    </style:style>
    <style:style style:name="P25" style:family="paragraph" style:parent-style-name="Standard">
      <style:paragraph-properties fo:text-align="start" style:justify-single-word="false"/>
      <style:text-properties officeooo:rsid="0014eea6" officeooo:paragraph-rsid="0014eea6"/>
    </style:style>
    <style:style style:name="P26" style:family="paragraph" style:parent-style-name="Standard">
      <style:paragraph-properties fo:text-align="start" style:justify-single-word="false"/>
      <style:text-properties officeooo:rsid="001dac93" officeooo:paragraph-rsid="001dac93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9dd27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eec0c" style:font-weight-asian="normal" style:font-weight-complex="normal"/>
    </style:style>
    <style:style style:name="T5" style:family="text">
      <style:text-properties fo:font-weight="normal" officeooo:rsid="00207256" style:font-weight-asian="normal" style:font-weight-complex="normal"/>
    </style:style>
    <style:style style:name="T6" style:family="text">
      <style:text-properties officeooo:rsid="00123718"/>
    </style:style>
    <style:style style:name="T7" style:family="text">
      <style:text-properties style:text-underline-style="none"/>
    </style:style>
    <style:style style:name="T8" style:family="text">
      <style:text-properties officeooo:rsid="0015aa12"/>
    </style:style>
    <style:style style:name="T9" style:family="text">
      <style:text-properties officeooo:rsid="001dac9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6">IL </text:span>SIMBOLISMO</text:p>
      <text:p text:style-name="P1"/>
      <text:p text:style-name="P11"/>
      <text:p text:style-name="P26">Bodler pubblica nel 1957 <text:span text:style-name="T1">i fiori del male (titolo ossimoro: </text:span><text:span text:style-name="T4">la natura ora è dove si è instaurato il male</text:span><text:span text:style-name="T1">)</text:span><text:span text:style-name="T3">, che era la prima opera simbolista.</text:span></text:p>
      <text:p text:style-name="P24">Sinestesia: <text:span text:style-name="T3">parole calde, silezio ver</text:span><text:span text:style-name="T5">de. <text:s text:c="8"/></text:span></text:p>
      <text:p text:style-name="P24"><text:span text:style-name="T5"/></text:p>
      <text:p text:style-name="P11">BODLER dice:</text:p>
      <text:p text:style-name="P9">Con il cambiamento dei tempi, l'arte ha perso quella sua <text:span text:style-name="T1">aura </text:span><text:span text:style-name="T3">di sacralità.</text:span></text:p>
      <text:p text:style-name="P14"><text:span text:style-name="T1">L'artista perde la propria libertà:</text:span> gli autori devono scrivere ciò che vendeva di più.</text:p>
      <text:p text:style-name="P15">Gli artisti perdono la sacralità dell'arte.</text:p>
      <text:p text:style-name="P15">L'arte esprimeva ideali alti: amore, sentimenti, attaccamento alla patria etc.</text:p>
      <text:p text:style-name="P16">Ora l'arte esprimva ideali che condivideva il popolo: l'attaccamento al denaro</text:p>
      <text:p text:style-name="P16">Questo cambiamento avvenne grazie alla <text:span text:style-name="T1">industrializzazione.</text:span></text:p>
      <text:p text:style-name="P17">Bogler spiega tutto ciò con la metafora della perdita dell'<text:span text:style-name="T1">aura.</text:span></text:p>
      <text:p text:style-name="P16"/>
      <text:p text:style-name="P18">C'è anche il tentativo di <text:span text:style-name="T1">riacquis</text:span><text:span text:style-name="T2">ir</text:span><text:span text:style-name="T1">e i principi del passato.</text:span></text:p>
      <text:p text:style-name="P19">Mantenendo un tono alto nei loro testi, <text:span text:style-name="T9">usa il Simbolismo per questo scopo</text:span>.</text:p>
      <text:p text:style-name="P19">Tale corrente di pensiero si esprime attraverso il Simbolismo.</text:p>
      <text:p text:style-name="P19"/>
      <text:p text:style-name="P19">Un simbolo è un qualcosa che quando si vede si capisce <text:span text:style-name="T1">immediatamente</text:span> cosa significa</text:p>
      <text:p text:style-name="P19">l'<text:span text:style-name="T1">allegoria</text:span> è una serie di immagini che producono uno sviluppo narrativo, che fanno mettere in atto un processo razionale.</text:p>
      <text:p text:style-name="P20"><text:span text:style-name="T1">Il tipo di linguaggio è differente:</text:span> l'allegoria ha sempre un linguaggio semplice e chiaro.</text:p>
      <text:p text:style-name="P20">Il linguaggio simbolico non è sempre chiaro.</text:p>
      <text:p text:style-name="P20"/>
      <text:p text:style-name="P21">Bodler si esprime in tutti e due i modi.</text:p>
      <text:p text:style-name="P22"/>
      <text:p text:style-name="P20"/>
      <text:p text:style-name="P20"/>
      <text:p text:style-name="P17">DECADENTISMO:</text:p>
      <text:p text:style-name="P17"/>
      <text:p text:style-name="P17">E' un movimento culturale di idee.</text:p>
      <text:p text:style-name="P17"/>
      <text:p text:style-name="P17">Ci sono due correnti letterarie: <text:span text:style-name="T1">l'Estetismo </text:span>e il <text:span text:style-name="T1">Simbolismo.</text:span></text:p>
      <text:p text:style-name="P10"><text:span text:style-name="T8">Il Simbolismo è</text:span> una corrente letteraria del <text:span text:style-name="T1">decadentismo.</text:span></text:p>
      <text:p text:style-name="P5">La <text:span text:style-name="T1">decadenza si riferiva alla classe borghese</text:span>, protagonista della seconda Rivoluzione Industriale.</text:p>
      <text:p text:style-name="P5"/>
      <text:p text:style-name="P17">Siccome l'arte sembrava aver perso valore, per un senso provocatorio, ci sono alcuni artisti che sostituiscono questi valori con uno solo: <text:span text:style-name="T1">il bello deve essere l'unico parametro di guida.</text:span></text:p>
      <text:p text:style-name="P17">Gli <text:span text:style-name="T1">esteti</text:span> volevano chiaramente fare una critica.</text:p>
      <text:p text:style-name="P5"/>
      <text:p text:style-name="P5"/>
      <text:p text:style-name="P5"/>
      <text:p text:style-name="P5"/>
      <text:p text:style-name="P5">Gli intellettuali erano un punto di riferimento.</text:p>
      <text:p text:style-name="P5">La nuova società portata dalla rivoluzione industriale consegue nuovi valori di riferimento: il denaro, il successo.</text:p>
      <text:p text:style-name="P5"/>
      <text:p text:style-name="P5"/>
      <text:p text:style-name="P2">Sia il Naturalismo che il Verismo durano circa fino alla fine del 1800.</text:p>
      <text:p text:style-name="P2">Il Simbolismo è nato un pò più tardi ma è durato fino al primo decennio del 900.</text:p>
      <text:p text:style-name="P7"><text:soft-page-break/>Sono correnti letterarie contemporanee ma totalmente diverse.</text:p>
      <text:p text:style-name="P7"/>
      <text:p text:style-name="P8"><text:span text:style-name="T7">Il simbolismo</text:span> nasce in <text:span text:style-name="T1">Francia</text:span>, è una <text:span text:style-name="T1">poetica</text:span>.</text:p>
      <text:p text:style-name="P23"/>
      <text:p text:style-name="P23">Un simbolo è una immagine.</text:p>
      <text:p text:style-name="P2"/>
      <text:p text:style-name="P2">I simbolisti preferirono la <text:span text:style-name="T1">poesia.</text:span></text:p>
      <text:p text:style-name="P23"/>
      <text:p text:style-name="P6">I simbolisti non hanno interesse a rappresentare la realtà così com'è.</text:p>
      <text:p text:style-name="P4">Per loro <text:span text:style-name="T1">la natura serve per esprimere i loro stati d'animo.</text:span></text:p>
      <text:p text:style-name="P4"><text:span text:style-name="T1"/></text:p>
      <text:p text:style-name="P4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7M8S</meta:editing-duration>
    <meta:editing-cycles>15</meta:editing-cycles>
    <meta:generator>LibreOffice/5.2.1.2$Windows_x86 LibreOffice_project/31dd62db80d4e60af04904455ec9c9219178d620</meta:generator>
    <dc:date>2017-10-27T10:14:26.826000000</dc:date>
    <meta:document-statistic meta:table-count="0" meta:image-count="0" meta:object-count="0" meta:page-count="2" meta:paragraph-count="36" meta:word-count="372" meta:character-count="2388" meta:non-whitespace-character-count="2043"/>
    <meta:user-defined meta:name="Info 1"/>
    <meta:user-defined meta:name="Info 2"/>
    <meta:user-defined meta:name="Info 3"/>
    <meta:user-defined meta:name="Info 4"/>
  </office:meta>
</office:document-meta>
</file>